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4F900000322DE7D1C3F60E5F53E.png" manifest:media-type="image/png"/>
  <manifest:file-entry manifest:full-path="Pictures/10000000000004F900000322B6E66A5FF68F74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r10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4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style:font-name="Andale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About Autoloading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Out With the Old, In with the New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HP 5 Magic Function<text:line-break/>(the oldest official support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__autoload()</text:p>
                <text:p/>
              </text:list-header>
              <text:list-item>
                <text:p>Limited to a single autoload function</text:p>
              </text:list-item>
              <text:list-item>
                <text:p>You write your own autoloading logic</text:p>
              </text:list-item>
              <text:list-item>
                <text:p>Brilliance is a possibility</text:p>
              </text:list-item>
              <text:list-item>
                <text:p>The opportunity for problems exis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HP 5.1.2 SPL Powered<text:line-break/>(the old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spl_autoload_register() via the SPL library</text:p>
                <text:p/>
              </text:list-header>
              <text:list-item>
                <text:p>Generally loads the classes in the order registered</text:p>
              </text:list-item>
              <text:list-item>
                <text:p>You can now have more than one autoloader in your life</text:p>
              </text:list-item>
              <text:list-item>
                <text:p>You still write your own autoloader logic</text:p>
              </text:list-item>
              <text:list-item>
                <text:p>The slim chance of brilliance exists</text:p>
              </text:list-item>
              <text:list-item>
                <text:p>The opportunity for problems has been greatly expanded</text:p>
              </text:list-item>
              <text:list-item>
                <text:p>Uses namespac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HP 5.3 Standards<text:line-break/>(the new, still powered by SPL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PSR-0</text:p>
              </text:list-header>
              <text:list-item>
                <text:p>Uses namespacing</text:p>
              </text:list-item>
              <text:list-item>
                <text:p>Namespacing of the Classes is ~1:1 map to the directory structure</text:p>
                <text:p/>
                <text:p>PSR-4 </text:p>
              </text:list-item>
              <text:list-item>
                <text:p>Uses namespacing</text:p>
              </text:list-item>
              <text:list-item>
                <text:p>Can have a flatter filestructure where all classes are collected in a directory</text:p>
              </text:list-item>
              <text:list-item>
                <text:p>The top level namespace denotes the location in the filesystem</text:p>
              </text:list-item>
              <text:list-item>
                <text:p>PSR-0 style namespace mapping correlation with the directory structure still work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 Structure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Project||Package Root</text:p>
                <text:p><text:s text:c="2"/>Webroot</text:p>
                <text:p><text:s text:c="4"/>index.php</text:p>
                <text:p><text:s text:c="2"/>LibraryName</text:p>
                <text:p><text:s text:c="4"/>src</text:p>
                <text:p><text:s text:c="6"/>ApplicationDirectory</text:p>
                <text:p><text:s text:c="8"/>ClassName.php</text:p>
                <text:p><text:s text:c="6"/>ApplicationRootClass.php</text:p>
                <text:p><text:s text:c="4"/>test</text:p>
                <text:p><text:s text:c="4"/>docs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ative<text:tab/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Project||Package Root</text:p>
                <text:p><text:s text:c="2"/>Webroot</text:p>
                <text:p><text:s text:c="5"/>index.php</text:p>
                <text:p><text:span text:style-name="T4"><text:s text:c="5"/></text:span><text:span text:style-name="T4">require ‘../src/autoload.php’;</text:span></text:p>
                <text:p><text:span text:style-name="T4"><text:s text:c="5"/></text:span><text:span text:style-name="T4">$cat = new Cat();</text:span></text:p>
                <text:p><text:span text:style-name="T4"><text:s text:c="5"/></text:span><text:span text:style-name="T4">echo $cat; // output: “the very next day”</text:span></text:p>
                <text:p><text:s text:c="2"/>Library</text:p>
                <text:p><text:s text:c="4"/>src</text:p>
                <text:p><text:s text:c="6"/>autoload.php</text:p>
                <text:p><text:span text:style-name="T4"><text:s text:c="6"/></text:span><text:span text:style-name="T4">function __autoload($classname) {</text:span></text:p>
                <text:p><text:span text:style-name="T4"><text:s text:c="8"/></text:span><text:span text:style-name="T4">if ($classname === ‘NotInTheSameDirectory’) {</text:span></text:p>
                <text:p><text:span text:style-name="T4"><text:s text:c="10"/></text:span><text:span text:style-name="T4">include(‘OtherDirectory/NotInTheSameDirectory.php");</text:span></text:p>
                <text:p><text:span text:style-name="T4"><text:s text:c="8"/></text:span><text:span text:style-name="T4">}</text:span></text:p>
                <text:list>
                  <text:list-header>
                    <text:p><text:span text:style-name="T4"><text:s text:c="5"/></text:span><text:span text:style-name="T4">else {</text:span></text:p>
                  </text:list-header>
                </text:list>
                <text:p><text:span text:style-name="T4"><text:s text:c="10"/></text:span><text:span text:style-name="T4">if (file_exists($classname . ‘.php’)) {</text:span></text:p>
                <text:p><text:span text:style-name="T4"><text:s text:c="12"/></text:span><text:span text:style-name="T4">include($classname . ‘.php’);</text:span></text:p>
                <text:p><text:span text:style-name="T4"><text:s text:c="10"/></text:span><text:span text:style-name="T4">}</text:span></text:p>
                <text:p><text:span text:style-name="T4"><text:s text:c="11"/></text:span><text:span text:style-name="T4">else {</text:span></text:p>
                <text:p><text:span text:style-name="T4"><text:s text:c="12"/></text:span><text:span text:style-name="T4">die("The file {$classname}.php could not be found!"); // error handling!</text:span></text:p>
                <text:p><text:span text:style-name="T4"><text:s text:c="10"/></text:span><text:span text:style-name="T4">}</text:span></text:p>
                <text:p><text:span text:style-name="T4"><text:s text:c="8"/></text:span><text:span text:style-name="T4">}</text:span></text:p>
                <text:p><text:span text:style-name="T4"><text:s text:c="6"/></text:span><text:span text:style-name="T4">}</text:span></text:p>
                <text:p><text:s text:c="6"/></text:p>
                <text:p><text:s text:c="6"/></text:p>
                <text:p/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mpos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PSR-0</text:p>
              </text:list-header>
              <text:list-item>
                <text:p>Uses namespacing</text:p>
              </text:list-item>
              <text:list-item>
                <text:p>Namespacing of the Classes is ~1:1 map to the directory structure</text:p>
                <text:p/>
                <text:p>PSR-4 </text:p>
              </text:list-item>
              <text:list-item>
                <text:p>Uses namespacing</text:p>
              </text:list-item>
              <text:list-item>
                <text:p>Can have a flatter filestructure where all classes are collected in a directory</text:p>
              </text:list-item>
              <text:list-item>
                <text:p>The top level namespace denotes the location in the filesystem</text:p>
              </text:list-item>
              <text:list-item>
                <text:p>PSR-0 style namespace mapping correlation with the directory structure still work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list text:style-name="L1">
              <text:list-header>
                <text:p>Composer</text:p>
              </text:list-header>
            </text:list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Created by Nils Adermann and Jordi Boggiano</text:p>
              </text:list-item>
              <text:list-item>
                <text:p>Part one of a two part solution</text:p>
              </text:list-item>
              <text:list-item>
                <text:p>PEAR is a nice comparative tool-- but it was lacking certain things people liked in the similar npm tool for NodeJS</text:p>
              </text:list-item>
              <text:list-item>
                <text:p>Allows for autoloading libraries from disparate source locations on a project by project basis</text:p>
              </text:list-item>
              <text:list-item>
                <text:p>Defines the package(s) to be installed or updated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ackagist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Part two of the two part solution</text:p>
              </text:list-item>
              <text:list-item>
                <text:p>The most popular source location</text:p>
              </text:list-item>
              <text:list-item>
                <text:p>A listing of packages and their versions</text:p>
              </text:list-item>
              <text:list-item>
                <text:p>Facilitates repeatable installation of the package and it's dependenci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list text:style-name="L1">
              <text:list-header>
                <text:p>The Files,<text:line-break/>Dispelling the Magic</text:p>
              </text:list-header>
            </text:list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composer.json -- this file lists the methods to load classes, the package names and/or locations of the packages, and in most cases a version or range of versions acceptable to install</text:p>
              </text:list-item>
              <text:list-item>
                <text:p>composer.lock -- this defines the exact version(s) installed as a result of a specific install, makes sharing or duplicating exact libraries used easier</text:p>
              </text:list-item>
              <text:list-item>
                <text:p>vendor -- the default target directory for most packages to be loaded from Packagist or other Packagist compatible package repo</text:p>
              </text:list-item>
              <text:list-item>
                <text:p>vendor/{{publisher}}/{{package}}/ -- the de facto standard of initial loaded package directory structure</text:p>
              </text:list-item>
              <text:list-item>
                <text:p>vendor/{{publisher}}/{{package}}/src/ -- the most popular place to put the meat and potatoes of the package</text:p>
              </text:list-item>
              <text:list-item>
                <text:p>vendor/composer/ClassLoader.php -- creates the index of classes using all kinds of filestructure and string manipulation (prefixes) black magic</text:p>
              </text:list-item>
              <text:list-item>
                <text:p>vendor/composer/autoload_classmap.php -- one of the generated lists of classes</text:p>
              </text:list-item>
              <text:list-item>
                <text:p>vendor/composer/autoload_files.php -- one of the generated lists of classes</text:p>
              </text:list-item>
              <text:list-item>
                <text:p>vendor/composer/autoload_namespaces.php -- one of the generated lists of classes</text:p>
              </text:list-item>
              <text:list-item>
                <text:p>vendor/Composer/autoload_psr0.php -- one of the generated lists of classes</text:p>
              </text:list-item>
              <text:list-item>
                <text:p>vendor/composer/autoload_psr4.php -- one of the generated lists of classes</text:p>
              </text:list-item>
              <text:list-item>
                <text:p>vendor/composer/autoload_real.php -- the output file of the consumed autoload_classmap.php, autoload_files.php, autoload_namespaces, &amp; autoload_psr4</text:p>
              </text:list-item>
              <text:list-item>
                <text:p>vendor/composer/autoload_static.php -- I'll be honest, I don't know what this last file does. Google was unhelpful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andard Requir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Pulls the designated package(s) from packagist in all installs (not the default...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andard Require-Dev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Pulls the designated package(s) with the package(s) defined as needed for development and/or testing from packagis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Primes a file for autoloading (good for config files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lassmap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pplies a namespace to class files in a directory</text:p>
              </text:list-item>
              <text:list-item>
                <text:p>Autoloads the classes found</text:p>
              </text:list-item>
              <text:list-item>
                <text:p>Requires the autoloader to be dumped to recognize changes regarding new or deleted class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3" draw:layer="layout" svg:width="29.996cm" svg:height="16.255cm" svg:x="1.664cm" svg:y="0.837cm" presentation:class="subtitl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VC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Several VCS tools are supported</text:p>
              </text:list-item>
              <text:list-item>
                <text:p>The following example is for github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9.996cm" svg:height="16.255cm" svg:x="1.664cm" svg:y="0.837cm" presentation:class="subtitl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ocal Library/Packag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PSR-0</text:p>
                <text:list>
                  <text:list-item>
                    <text:p>Package file structure</text:p>
                  </text:list-item>
                </text:list>
              </text:list-item>
              <text:list-item>
                <text:p>PSR-4</text:p>
                <text:list>
                  <text:list-item>
                    <text:p>Package file structure</text:p>
                  </text:list-item>
                </text:list>
              </text:list-item>
              <text:list-item>
                <text:p>PSR-4 in PSR-0 Style (I happen to like the ability to name two classes the same name-- which cannot be done in pure PSR-4)</text:p>
                <text:list>
                  <text:list-item>
                    <text:p>Package file structur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9.996cm" svg:height="16.255cm" svg:x="1.664cm" svg:y="0.837cm" presentation:class="subtitl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DE7D1C3F60E5F53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4:19:00.689912857</meta:creation-date>
    <meta:editing-duration>PT2H3M22S</meta:editing-duration>
    <meta:editing-cycles>7</meta:editing-cycles>
    <meta:generator>LibreOffice/5.3.1.2$Linux_X86_64 LibreOffice_project/30m0$Build-2</meta:generator>
    <dc:date>2017-04-06T18:27:58.416134582</dc:date>
    <meta:document-statistic meta:object-count="12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